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lco Customer Churn Analysis &amp; Prediction</text:h>
      <text:h text:style-name="Heading_20_2" text:outline-level="2">Purpose</text:h>
      <text:p text:style-name="Text_20_body">This project analyzes customer churn in a telecom dataset and builds a baseline prediction model. The focus is on <text:span text:style-name="Strong_20_Emphasis">clean data handling, transparent exploration, and interpretable modeling</text:span>, rather than chasing marginal gains in accuracy.</text:p>
      <text:p text:style-name="Text_20_body">The end result is a reproducible analysis that explains <text:span text:style-name="Emphasis">where churn concentrates</text:span> and establishes a solid modeling baseline that could be extended in a production setting.</text:p>
      <text:p text:style-name="Horizontal_20_Line"/>
      <text:h text:style-name="Heading_20_2" text:outline-level="2">Dataset</text:h>
      <text:list text:style-name="L1">
        <text:list-item>
          <text:p text:style-name="P1"><text:span text:style-name="Strong_20_Emphasis">Unit of analysis:</text:span> Individual customer accounts</text:p>
        </text:list-item>
        <text:list-item>
          <text:p text:style-name="P1"><text:span text:style-name="Strong_20_Emphasis">Target variable:</text:span> <text:span text:style-name="Source_20_Text">Churn</text:span> (binary: churned vs retained)</text:p>
        </text:list-item>
        <text:list-item>
          <text:p text:style-name="P1"><text:span text:style-name="Strong_20_Emphasis">Key feature groups:</text:span></text:p>
          <text:list>
            <text:list-item>
              <text:p text:style-name="P1">Account tenure and billing (<text:span text:style-name="Source_20_Text">tenure</text:span>, <text:span text:style-name="Source_20_Text">MonthlyCharges</text:span>, <text:span text:style-name="Source_20_Text">TotalCharges</text:span>)</text:p>
            </text:list-item>
            <text:list-item>
              <text:p text:style-name="P1">Service subscriptions (internet, streaming, tech support)</text:p>
            </text:list-item>
            <text:list-item>
              <text:p text:style-name="P1">Contract type</text:p>
            </text:list-item>
            <text:list-item>
              <text:p text:style-name="P1">Payment method</text:p>
            </text:list-item>
          </text:list>
        </text:list-item>
      </text:list>
      <text:p text:style-name="Text_20_body">Each row represents one customer at a point in time.</text:p>
      <text:p text:style-name="Horizontal_20_Line"/>
      <text:h text:style-name="Heading_20_2" text:outline-level="2">Analytical approach</text:h>
      <text:p text:style-name="Text_20_body">I followed a deliberate, linear workflow:</text:p>
      <text:list text:style-name="L2">
        <text:list-item>
          <text:p text:style-name="P2">Validate and clean raw inputs</text:p>
        </text:list-item>
        <text:list-item>
          <text:p text:style-name="P2">Explore feature distributions and churn patterns</text:p>
        </text:list-item>
        <text:list-item>
          <text:p text:style-name="P2">Quantify churn rates by customer segment</text:p>
        </text:list-item>
        <text:list-item>
          <text:p text:style-name="P2">Check for extreme values and edge cases</text:p>
        </text:list-item>
        <text:list-item>
          <text:p text:style-name="P2">Train and evaluate an interpretable baseline model</text:p>
        </text:list-item>
        <text:list-item>
          <text:p text:style-name="P2">Save cleaned data, plots, and tables as standalone artifacts</text:p>
        </text:list-item>
      </text:list>
      <text:p text:style-name="Text_20_body">This mirrors how I would approach an internal analysis or handoff to another analyst.</text:p>
      <text:p text:style-name="Horizontal_20_Line"/>
      <text:h text:style-name="Heading_20_2" text:outline-level="2"><text:soft-page-break/>Data loading and preprocessing</text:h>
      <text:p text:style-name="Text_20_body">The raw dataset required several fixes before analysis.</text:p>
      <text:h text:style-name="Heading_20_3" text:outline-level="3"><text:span text:style-name="Source_20_Text">TotalCharges</text:span> conversion</text:h>
      <text:list text:style-name="L3">
        <text:list-item>
          <text:p text:style-name="P3"><text:span text:style-name="Source_20_Text">TotalCharges</text:span> is commonly stored as text due to blank values for new customers</text:p>
        </text:list-item>
        <text:list-item>
          <text:p text:style-name="P3">I explicitly converted it to numeric, coercing invalid entries to missing values</text:p>
        </text:list-item>
        <text:list-item>
          <text:p text:style-name="P3">This prevents silent failures in correlations, plots, and models</text:p>
        </text:list-item>
      </text:list>
      <text:h text:style-name="Heading_20_3" text:outline-level="3">Binary feature normalization</text:h>
      <text:list text:style-name="L4">
        <text:list-item>
          <text:p text:style-name="P4">Columns with <text:span text:style-name="Source_20_Text">Yes / No</text:span> responses were converted to boolean values</text:p>
        </text:list-item>
        <text:list-item>
          <text:p text:style-name="P4">Service-related fields containing values like <text:span text:style-name="Emphasis">“No internet service”</text:span> and <text:span text:style-name="Emphasis">“No phone service”</text:span> were normalized to <text:span text:style-name="Source_20_Text">False</text:span></text:p>
        </text:list-item>
        <text:list-item>
          <text:p text:style-name="P4">This ensures consistent behavior across EDA and modeling</text:p>
        </text:list-item>
      </text:list>
      <text:h text:style-name="Heading_20_3" text:outline-level="3">Feature engineering</text:h>
      <text:list text:style-name="L5">
        <text:list-item>
          <text:p text:style-name="P5">Created a derived feature, <text:span text:style-name="Source_20_Text">AnyStreaming</text:span>, indicating whether a customer uses <text:span text:style-name="Strong_20_Emphasis">at least one</text:span> streaming service</text:p>
        </text:list-item>
        <text:list-item>
          <text:p text:style-name="P5">This reduces redundancy while preserving the underlying signal</text:p>
        </text:list-item>
      </text:list>
      <text:h text:style-name="Heading_20_3" text:outline-level="3">Integrity checks</text:h>
      <text:list text:style-name="L6">
        <text:list-item>
          <text:p text:style-name="P6">Inspected data types and missing-value patterns</text:p>
        </text:list-item>
        <text:list-item>
          <text:p text:style-name="P6">Checked for duplicate records to ensure each row represents a unique customer</text:p>
        </text:list-item>
      </text:list>
      <text:p text:style-name="Text_20_body">At the end of this step, the dataset was clean, typed correctly, and safe to analyze.</text:p>
      <text:p text:style-name="Horizontal_20_Line"/>
      <text:h text:style-name="Heading_20_2" text:outline-level="2">Exploratory data analysis</text:h>
      <text:p text:style-name="Text_20_body">EDA focused on <text:span text:style-name="Strong_20_Emphasis">how churn varies across customer segments</text:span>, not just on global averages.</text:p>
      <text:h text:style-name="Heading_20_3" text:outline-level="3">Feature distributions</text:h>
      <text:list text:style-name="L7">
        <text:list-item>
          <text:p text:style-name="P7">Examined distributions of:</text:p>
          <text:list>
            <text:list-item>
              <text:p text:style-name="P7"><text:span text:style-name="Source_20_Text">tenure</text:span></text:p>
            </text:list-item>
            <text:list-item>
              <text:p text:style-name="P7"><text:span text:style-name="Source_20_Text">MonthlyCharges</text:span></text:p>
            </text:list-item>
            <text:list-item>
              <text:p text:style-name="P7"><text:span text:style-name="Source_20_Text">TotalCharges</text:span></text:p>
            </text:list-item>
          </text:list>
        </text:list-item>
        <text:list-item>
          <text:p text:style-name="P7">Visualized the class balance of the churn target to understand baseline difficulty</text:p>
        </text:list-item>
      </text:list>
      <text:p text:style-name="Text_20_body"><text:soft-page-break/>These plots highlighted the wide range of billing behavior and the skew toward non-churned customers.</text:p>
      <text:h text:style-name="Heading_20_3" text:outline-level="3">Churn rate analysis by segment</text:h>
      <text:p text:style-name="Text_20_body">Churn rates were calculated for:</text:p>
      <text:list text:style-name="L8">
        <text:list-item>
          <text:p text:style-name="P8">Streaming service usage (<text:span text:style-name="Source_20_Text">StreamingTV</text:span>, <text:span text:style-name="Source_20_Text">StreamingMovies</text:span>, <text:span text:style-name="Source_20_Text">AnyStreaming</text:span>)</text:p>
        </text:list-item>
        <text:list-item>
          <text:p text:style-name="P8">Contract type</text:p>
        </text:list-item>
        <text:list-item>
          <text:p text:style-name="P8">Payment method</text:p>
        </text:list-item>
      </text:list>
      <text:p text:style-name="Text_20_body">For each group, I computed:</text:p>
      <text:list text:style-name="L9">
        <text:list-item>
          <text:p text:style-name="P9">Number of customers in the group</text:p>
        </text:list-item>
        <text:list-item>
          <text:p text:style-name="P9">Number of churned customers</text:p>
        </text:list-item>
        <text:list-item>
          <text:p text:style-name="P9">Churn rate</text:p>
        </text:list-item>
        <text:list-item>
          <text:p text:style-name="P9">95% confidence intervals (Wilson score)</text:p>
        </text:list-item>
      </text:list>
      <text:p text:style-name="Text_20_body">Including counts and confidence intervals avoids over-interpreting small or noisy groups and makes comparisons defensible.</text:p>
      <text:h text:style-name="Heading_20_3" text:outline-level="3">Visual comparisons</text:h>
      <text:list text:style-name="L10">
        <text:list-item>
          <text:p text:style-name="P10"><text:span text:style-name="Strong_20_Emphasis">Box plots</text:span> comparing monthly charges for churned vs retained customers showed clear separation in central tendency</text:p>
        </text:list-item>
        <text:list-item>
          <text:p text:style-name="P10"><text:span text:style-name="Strong_20_Emphasis">Count plots</text:span> by contract type revealed strong concentration of churn among short-term contracts</text:p>
        </text:list-item>
        <text:list-item>
          <text:p text:style-name="P10"><text:span text:style-name="Strong_20_Emphasis">Payment method plots</text:span> highlighted billing mechanisms associated with elevated churn</text:p>
        </text:list-item>
      </text:list>
      <text:h text:style-name="Heading_20_3" text:outline-level="3">Correlation analysis</text:h>
      <text:p text:style-name="Text_20_body">A correlation heatmap using numeric and boolean features showed:</text:p>
      <text:list text:style-name="L11">
        <text:list-item>
          <text:p text:style-name="P11">Strong relationships between tenure, total charges, and churn</text:p>
        </text:list-item>
        <text:list-item>
          <text:p text:style-name="P11">Expected correlations among billing-related variables</text:p>
        </text:list-item>
        <text:list-item>
          <text:p text:style-name="P11">No obvious signs of problematic multicollinearity for baseline modeling</text:p>
        </text:list-item>
      </text:list>
      <text:p text:style-name="Horizontal_20_Line"/>
      <text:h text:style-name="Heading_20_2" text:outline-level="2">Outlier detection</text:h>
      <text:p text:style-name="Text_20_body">To identify extreme values:</text:p>
      <text:list text:style-name="L12">
        <text:list-item>
          <text:p text:style-name="P12">Calculated Z-scores for numeric features (<text:span text:style-name="Source_20_Text">tenure</text:span>, <text:span text:style-name="Source_20_Text">MonthlyCharges</text:span>, <text:span text:style-name="Source_20_Text">TotalCharges</text:span>)</text:p>
        </text:list-item>
        <text:list-item>
          <text:p text:style-name="P12"><text:soft-page-break/>Flagged observations exceeding a standard threshold (|Z| &gt; 3)</text:p>
        </text:list-item>
      </text:list>
      <text:p text:style-name="Text_20_body">Outliers were <text:span text:style-name="Strong_20_Emphasis">not automatically removed</text:span>. Many represent legitimate high-usage or long-tenure customers, and removing them without justification would bias both EDA and modeling results.</text:p>
      <text:p text:style-name="Horizontal_20_Line"/>
      <text:h text:style-name="Heading_20_2" text:outline-level="2">Saved artifacts</text:h>
      <text:p text:style-name="Text_20_body">To support reproducibility and review, the following outputs were saved:</text:p>
      <text:list text:style-name="L13">
        <text:list-item>
          <text:p text:style-name="P13"><text:span text:style-name="Strong_20_Emphasis">Processed dataset</text:span> (CSV)</text:p>
          <text:list>
            <text:list-item>
              <text:p text:style-name="P13">Cleaned features</text:p>
            </text:list-item>
            <text:list-item>
              <text:p text:style-name="P13">Engineered variables</text:p>
            </text:list-item>
          </text:list>
        </text:list-item>
        <text:list-item>
          <text:p text:style-name="P13"><text:span text:style-name="Strong_20_Emphasis">Plots</text:span></text:p>
          <text:list>
            <text:list-item>
              <text:p text:style-name="P13">Feature distributions</text:p>
            </text:list-item>
            <text:list-item>
              <text:p text:style-name="P13">Churn comparison plots</text:p>
            </text:list-item>
            <text:list-item>
              <text:p text:style-name="P13">Correlation heatmap</text:p>
            </text:list-item>
          </text:list>
        </text:list-item>
        <text:list-item>
          <text:p text:style-name="P13"><text:span text:style-name="Strong_20_Emphasis">Summary tables</text:span></text:p>
          <text:list>
            <text:list-item>
              <text:p text:style-name="P13">Churn rates by segment with confidence intervals</text:p>
            </text:list-item>
          </text:list>
        </text:list-item>
      </text:list>
      <text:p text:style-name="Text_20_body">All artifacts can be reviewed independently of the notebook.</text:p>
      <text:p text:style-name="Horizontal_20_Line"/>
      <text:h text:style-name="Heading_20_2" text:outline-level="2">Churn prediction model</text:h>
      <text:p text:style-name="Text_20_body">I trained a <text:span text:style-name="Strong_20_Emphasis">logistic regression model</text:span> to establish a transparent baseline.</text:p>
      <text:h text:style-name="Heading_20_3" text:outline-level="3">Why logistic regression</text:h>
      <text:list text:style-name="L14">
        <text:list-item>
          <text:p text:style-name="P14">Directly interpretable coefficients</text:p>
        </text:list-item>
        <text:list-item>
          <text:p text:style-name="P14">Appropriate for binary classification</text:p>
        </text:list-item>
        <text:list-item>
          <text:p text:style-name="P14">Easy to explain to non-technical stakeholders</text:p>
        </text:list-item>
        <text:list-item>
          <text:p text:style-name="P14">Strong baseline for structured tabular data</text:p>
        </text:list-item>
      </text:list>
      <text:h text:style-name="Heading_20_3" text:outline-level="3">Preprocessing and pipeline</text:h>
      <text:p text:style-name="Text_20_body">The model pipeline includes:</text:p>
      <text:list text:style-name="L15">
        <text:list-item>
          <text:p text:style-name="P15">Stratified train/test split to preserve churn proportions</text:p>
        </text:list-item>
        <text:list-item>
          <text:p text:style-name="P15">Median imputation for numeric features</text:p>
        </text:list-item>
        <text:list-item>
          <text:p text:style-name="P15"><text:soft-page-break/>Most-frequent imputation and one-hot encoding for categorical features</text:p>
        </text:list-item>
        <text:list-item>
          <text:p text:style-name="P15">Boolean features retained as binary indicators</text:p>
        </text:list-item>
        <text:list-item>
          <text:p text:style-name="P15">Class weighting to account for churn imbalance</text:p>
        </text:list-item>
      </text:list>
      <text:p text:style-name="Text_20_body">This preprocessing was implemented using a single, reproducible pipeline.</text:p>
      <text:h text:style-name="Heading_20_3" text:outline-level="3">Evaluation metrics</text:h>
      <text:p text:style-name="Text_20_body">Model performance was evaluated using:</text:p>
      <text:list text:style-name="L16">
        <text:list-item>
          <text:p text:style-name="P16">ROC-AUC (ranking performance)</text:p>
        </text:list-item>
        <text:list-item>
          <text:p text:style-name="P16">Confusion matrix</text:p>
        </text:list-item>
        <text:list-item>
          <text:p text:style-name="P16">Precision, recall, and F1-score</text:p>
        </text:list-item>
        <text:list-item>
          <text:p text:style-name="P16">ROC curve visualization</text:p>
        </text:list-item>
      </text:list>
      <text:p text:style-name="Text_20_body">These metrics provide insight into both ranking quality and classification trade-offs.</text:p>
      <text:h text:style-name="Heading_20_3" text:outline-level="3">Interpretation</text:h>
      <text:p text:style-name="Text_20_body">Model coefficients were examined to identify which features increase or decrease churn risk, reinforcing interpretability over black-box prediction.</text:p>
      <text:p text:style-name="Horizontal_20_Line"/>
      <text:h text:style-name="Heading_20_2" text:outline-level="2">Key findings</text:h>
      <text:p text:style-name="Text_20_body">Across EDA and modeling, several patterns were consistent:</text:p>
      <text:list text:style-name="L17">
        <text:list-item>
          <text:p text:style-name="P17">Customers on <text:span text:style-name="Strong_20_Emphasis">month-to-month contracts</text:span> show substantially higher churn risk than those on longer contracts</text:p>
        </text:list-item>
        <text:list-item>
          <text:p text:style-name="P17"><text:span text:style-name="Strong_20_Emphasis">Higher monthly charges</text:span> are associated with increased churn</text:p>
        </text:list-item>
        <text:list-item>
          <text:p text:style-name="P17">Certain <text:span text:style-name="Strong_20_Emphasis">payment methods</text:span> are linked to elevated churn rates</text:p>
        </text:list-item>
        <text:list-item>
          <text:p text:style-name="P17"><text:span text:style-name="Strong_20_Emphasis">Customer tenure</text:span> is strongly inversely related to churn</text:p>
        </text:list-item>
      </text:list>
      <text:p text:style-name="Text_20_body">These findings align with known retention dynamics in subscription-based services.</text:p>
      <text:p text:style-name="Horizontal_20_Line"/>
      <text:h text:style-name="Heading_20_2" text:outline-level="2">Why this project matters</text:h>
      <text:p text:style-name="Text_20_body">This project demonstrates my ability to:</text:p>
      <text:list text:style-name="L18">
        <text:list-item>
          <text:p text:style-name="P18">Clean and validate real-world data</text:p>
        </text:list-item>
        <text:list-item>
          <text:p text:style-name="P18">Perform careful, defensible exploratory analysis</text:p>
        </text:list-item>
        <text:list-item>
          <text:p text:style-name="P18">Avoid common statistical and EDA pitfalls</text:p>
        </text:list-item>
        <text:list-item>
          <text:p text:style-name="P18"><text:soft-page-break/>Build interpretable baseline models</text:p>
        </text:list-item>
        <text:list-item>
          <text:p text:style-name="P18">Produce work that is easy to audit and extend</text:p>
        </text:list-item>
      </text:list>
      <text:p text:style-name="Horizontal_20_Line"/>
      <text:h text:style-name="Heading_20_2" text:outline-level="2">Possible extensions</text:h>
      <text:p text:style-name="Text_20_body">If extended further, I would:</text:p>
      <text:list text:style-name="L19">
        <text:list-item>
          <text:p text:style-name="P19">Tune classification thresholds based on business cost assumptions</text:p>
        </text:list-item>
        <text:list-item>
          <text:p text:style-name="P19">Compare against tree-based models for non-linear effects</text:p>
        </text:list-item>
        <text:list-item>
          <text:p text:style-name="P19">Add a short retention-strategy section translating results into actions</text:p>
        </text:list-item>
        <text:list-item>
          <text:p text:style-name="P19">Evaluate stability across time-based splits</text:p>
        </text:list-item>
      </text:list>
      <text:p text:style-name="Horizontal_20_Line"/>
      <text:p text:style-name="Text_20_body">If you want next:</text:p>
      <text:list text:style-name="L20">
        <text:list-item>
          <text:p text:style-name="P20"><text:span text:style-name="Strong_20_Emphasis">resume bullet points</text:span></text:p>
        </text:list-item>
        <text:list-item>
          <text:p text:style-name="P20"><text:span text:style-name="Strong_20_Emphasis">GitHub README version</text:span></text:p>
        </text:list-item>
        <text:list-item>
          <text:p text:style-name="P20"><text:span text:style-name="Strong_20_Emphasis">business recommendations section</text:span></text:p>
        </text:list-item>
        <text:list-item>
          <text:p text:style-name="P20"><text:span text:style-name="Strong_20_Emphasis">SQL-first rewrite</text:span></text:p>
        </text:list-item>
      </text:list>
      <text:p text:style-name="Text_20_body">Say the word and I’ll shape it exactly for that use c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16:10:59.941855700</meta:creation-date>
    <dc:date>2026-01-29T16:29:37.290694100</dc:date>
    <meta:editing-duration>PT18M37S</meta:editing-duration>
    <meta:editing-cycles>2</meta:editing-cycles>
    <meta:generator>LibreOffice/25.8.4.2$Windows_X86_64 LibreOffice_project/290daaa01b999472f0c7a3890eb6a550fd74c6df</meta:generator>
    <meta:document-statistic meta:table-count="0" meta:image-count="0" meta:object-count="0" meta:page-count="6" meta:paragraph-count="135" meta:word-count="972" meta:character-count="6556" meta:non-whitespace-character-count="5801"/>
  </office:meta>
</office:document-meta>
</file>